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27cm" fo:min-width="18.677cm"/>
    </style:style>
    <style:style style:name="gr2" style:family="graphic" style:parent-style-name="standard">
      <style:graphic-properties draw:textarea-horizontal-align="justify" draw:textarea-vertical-align="middle" draw:auto-grow-height="false" fo:min-height="2.139cm" fo:min-width="18.677cm"/>
    </style:style>
    <style:style style:name="gr3" style:family="graphic" style:parent-style-name="standard">
      <style:graphic-properties draw:textarea-horizontal-align="justify" draw:textarea-vertical-align="middle" draw:auto-grow-height="false" fo:min-height="2.138cm" fo:min-width="18.55cm"/>
    </style:style>
    <style:style style:name="gr4" style:family="graphic" style:parent-style-name="standard">
      <style:graphic-properties draw:textarea-horizontal-align="justify" draw:textarea-vertical-align="middle" draw:auto-grow-height="false" fo:min-height="2.127cm" fo:min-width="18.55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296cm" fo:min-width="0.611cm"/>
    </style:style>
    <style:style style:name="gr6" style:family="graphic" style:parent-style-name="standard">
      <style:graphic-properties svg:stroke-color="#f68e76" draw:fill-color="#f58220" draw:textarea-horizontal-align="justify" draw:textarea-vertical-align="middle" draw:auto-grow-height="false" fo:min-height="0.685cm" fo:min-width="2.188cm"/>
    </style:style>
    <style:style style:name="gr7" style:family="graphic" style:parent-style-name="standard">
      <style:graphic-properties svg:stroke-color="#00b274" svg:stroke-opacity="25%" draw:fill-color="#000000" draw:opacity="38%" draw:textarea-horizontal-align="justify" draw:textarea-vertical-align="middle" draw:auto-grow-height="false" fo:min-height="2.585cm" fo:min-width="6.395cm"/>
    </style:style>
    <style:style style:name="gr8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/>
    </style:style>
    <style:style style:name="P3" style:family="paragraph">
      <loext:graphic-properties draw:fill-color="#f58220"/>
      <style:paragraph-properties fo:text-align="center"/>
      <style:text-properties fo:font-size="30pt"/>
    </style:style>
    <style:style style:name="P4" style:family="paragraph">
      <loext:graphic-properties draw:fill-color="#000000" draw:opacity="38%"/>
      <style:paragraph-properties fo:text-align="center"/>
      <style:text-properties fo:font-size="30pt"/>
    </style:style>
    <style:style style:name="T1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77cm" svg:height="2.377cm" svg:x="1.254cm" svg:y="1.245cm">
          <text:p text:style-name="P1"><text:span text:style-name="T1">Name: valveNameH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177cm" svg:height="2.389cm" svg:x="1.254cm" svg:y="3.809cm">
          <text:p text:style-name="P1"><text:span text:style-name="T1">Pin: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177cm" svg:height="2.389cm" svg:x="1.254cm" svg:y="6.373cm">
          <text:p text:style-name="P1"><text:span text:style-name="T1">ON/OFF: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177cm" svg:height="2.389cm" svg:x="1.254cm" svg:y="8.937cm">
          <text:p text:style-name="P1"><text:span text:style-name="T1">No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9.05cm" svg:height="2.388cm" svg:x="1.254cm" svg:y="11.567cm">
          <text:p text:style-name="P1"><text:span text:style-name="T1">Cycle On Time: 03: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9.05cm" svg:height="2.377cm" svg:x="1.254cm" svg:y="14.235cm">
          <text:p text:style-name="P1"><text:span text:style-name="T1">Cycle Off Time: 12: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21cm" svg:height="1.637cm" draw:transform="rotate (1.5707963267949) translate (2.27cm 26.7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688cm" svg:height="0.935cm" svg:x="3.921cm" svg:y="25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6.895cm" svg:height="2.835cm" svg:x="1cm" svg:y="24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9.177cm" svg:height="2.377cm" svg:x="1.154cm" svg:y="19.545cm">
          <text:p text:style-name="P1"><text:span text:style-name="T1">Blackout Stop: 12: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9.177cm" svg:height="2.377cm" svg:x="1.127cm" svg:y="16.797cm">
          <text:p text:style-name="P1"><text:span text:style-name="T1">Blackout Start: 12: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9.05cm" svg:height="2.595cm" svg:x="1.127cm" svg:y="21.646cm">
          <text:p text:style-name="P2">Press To Te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20:52.029753652</meta:creation-date>
    <dc:date>2019-03-13T18:28:57.543904280</dc:date>
    <meta:editing-duration>PT5M1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